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91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1.9165in"/>
    </style:style>
    <style:style style:name="co4" style:family="table-column">
      <style:table-column-properties fo:break-before="auto" style:column-width="4.2547in"/>
    </style:style>
    <style:style style:name="co5" style:family="table-column">
      <style:table-column-properties fo:break-before="auto" style:column-width="3.7008in"/>
    </style:style>
    <style:style style:name="co6" style:family="table-column">
      <style:table-column-properties fo:break-before="auto" style:column-width="0.686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Normal_20_2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b0f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.1043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.1043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 style:data-style-name="N5100">
      <style:table-cell-properties fo:border-bottom="none" fo:background-color="#7030a0" style:diagonal-bl-tr="none" style:diagonal-tl-br="none" style:text-align-source="fix" style:repeat-content="false" fo:wrap-option="wrap" fo:border-left="0.99pt solid #ffffff" style:direction="ltr" fo:border-right="0.99pt solid #ffffff" style:rotation-angle="0" style:rotation-align="none" style:shrink-to-fit="false" fo:border-top="0.99pt solid #ffffff" style:vertical-align="bottom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 style:data-style-name="N5100">
      <style:table-cell-properties fo:border-bottom="none" fo:background-color="#7030a0" style:diagonal-bl-tr="none" style:diagonal-tl-br="none" style:text-align-source="fix" style:repeat-content="false" fo:wrap-option="no-wrap" fo:border-left="0.99pt solid #ffffff" style:direction="ltr" fo:border-right="0.99pt solid #ffffff" style:rotation-angle="0" style:rotation-align="none" style:shrink-to-fit="false" fo:border-top="0.99pt solid #ffffff" style:vertical-align="bottom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20_2" style:data-style-name="N5100">
      <style:table-cell-properties fo:border-bottom="none" fo:background-color="#7030a0" style:diagonal-bl-tr="none" style:diagonal-tl-br="none" style:text-align-source="fix" style:repeat-content="false" fo:wrap-option="no-wrap" fo:border-left="0.99pt solid #ffffff" style:direction="ltr" fo:border-right="0.99pt solid #000000" style:rotation-angle="0" style:rotation-align="none" style:shrink-to-fit="false" fo:border-top="0.99pt solid #ffffff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>
            <text:p>Software Features</text:p>
          </table:table-cell>
          <table:table-cell table:style-name="ce6" office:value-type="string">
            <text:p>FreshDocs</text:p>
          </table:table-cell>
          <table:table-cell table:style-name="ce10" office:value-type="string">
            <text:p>MHST</text:p>
          </table:table-cell>
          <table:table-cell table:style-name="ce12" office:value-type="string">
            <text:p>Description</text:p>
          </table:table-cell>
          <table:table-cell table:style-name="ce16" table:number-columns-repeated="1020"/>
        </table:table-row>
        <table:table-row table:style-name="ro2">
          <table:table-cell table:style-name="ce2" office:value-type="string">
            <text:p>1. Repository</text:p>
          </table:table-cell>
          <table:table-cell table:style-name="ce7" table:number-columns-repeated="2"/>
          <table:table-cell table:style-name="ce2"/>
          <table:table-cell table:number-columns-repeated="1020"/>
        </table:table-row>
        <table:table-row table:style-name="ro2">
          <table:table-cell table:style-name="ce3" office:value-type="string">
            <text:p>1.1. Add Connection Information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Lưu thông tin kết nối đến repository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.2. Connect to Repository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Kết nối đến repository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.3. Edit Connection Information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Sửa thông tin kết nối đến repository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.4. Delete Connection Information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Xóa thông tin kết nối đến repository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2. Document Management</text:p>
          </table:table-cell>
          <table:table-cell table:style-name="ce7" table:number-columns-repeated="2"/>
          <table:table-cell table:style-name="ce2"/>
          <table:table-cell table:number-columns-repeated="1020"/>
        </table:table-row>
        <table:table-row table:style-name="ro3">
          <table:table-cell table:style-name="ce3" office:value-type="string">
            <text:p>2.1. Upload File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s/>'- Upload tài liệu mới lên repository</text:p>
            <text:p><text:s/>'- Update nội dung của file :</text:p>
            <text:p><text:s/>'+ Chưa có chức năng hiển thị diffs giữa file mới và cũ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2.2. Download File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Tải tài liệu về client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2.3. Browse File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Duyệt file trên repository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2.4. View File Information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Xem các thông tin chi tiết của file: permission, name, size, author …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2.5. View File Content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Xem nội dung của file (Sử dụng các chương trình có sẵn ở client để đọc)</text:p>
          </table:table-cell>
          <table:table-cell table:number-columns-repeated="1020"/>
        </table:table-row>
        <table:table-row table:style-name="ro5">
          <table:table-cell table:style-name="ce4" office:value-type="string">
            <text:p>2.6. Edit File Content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Chỉnh sửa nội dung của file (hỗ trợ online/ offline)</text:p>
          </table:table-cell>
          <table:table-cell table:number-columns-repeated="1020"/>
        </table:table-row>
        <table:table-row table:style-name="ro5">
          <table:table-cell table:style-name="ce4" office:value-type="string">
            <text:p>2.7. Add File to Favorite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Lưu file vào mục Yêu thích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2.8. Remove File from Favorite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Xóa file khỏi mục Yêu thích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2.9. Delete File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Xóa file trên repository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2.10. Search File by Name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Tìm kiếm theo tên fil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2.11. Search File by Content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Tìm kiếm nội dung bên trong tài liệu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3. Workflow</text:p>
          </table:table-cell>
          <table:table-cell table:style-name="ce7" table:number-columns-repeated="2"/>
          <table:table-cell table:style-name="ce2"/>
          <table:table-cell table:number-columns-repeated="1020"/>
        </table:table-row>
        <table:table-row table:style-name="ro2">
          <table:table-cell table:style-name="ce3" office:value-type="string">
            <text:p>3.1. Create new Workflow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Tạo mới Workflow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3.2. List all Workflow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Duyệt danh sách workflow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3.3. View Workflow Details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Xem nội dung 1 workflow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3.4. Edit Workflow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Chỉnh sửa nội dung workflow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3.5. Delete Workflow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Xóa bỏ 1 workflow</text:p>
          </table:table-cell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00:51:18.15</meta:creation-date>
    <dc:date>2012-07-09T00:55:55.36</dc:date>
    <meta:editing-duration>P0D</meta:editing-duration>
    <meta:editing-cycles>1</meta:editing-cycles>
    <meta:document-statistic meta:table-count="1" meta:cell-count="87" meta:object-count="0"/>
    <meta:generator>LibreOffice/3.5$Windows_x86 LibreOffice_project/235ab8a-3802056-4a8fed3-2d66ea8-e241b80</meta:generator>
  </office:meta>
</office:document-meta>
</file>